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3.7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Uptime</text:p>
          </table:table-cell>
          <table:table-cell office:value-type="string" calcext:value-type="string">
            <text:p>Gateway</text:p>
          </table:table-cell>
        </table:table-row>
        <table:table-row table:style-name="ro1">
          <table:table-cell office:value-type="string" calcext:value-type="string">
            <text:p>85.26.146.169:80</text:p>
          </table:table-cell>
          <table:table-cell office:value-type="string" calcext:value-type="string">
            <text:p>clients-85.26.146.169.misp.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JSC MegaFon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188.254.0.59:80 </text:p>
          </table:table-cell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Rostelecom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188.254.0.59:80 </text:p>
          </table:table-cell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Volkhov Online Lt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151.248.122.52:1081</text:p>
          </table:table-cell>
          <table:table-cell office:value-type="string" calcext:value-type="string">
            <text:p>151-248-122-52.xs.vps.regruhosting.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omain names registrar REG.RU, Lt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91.243.82.126:80</text:p>
          </table:table-cell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G-Core Labs S.A.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.21.110.1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12.6.117.135:8085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Shandong Mobile Communication Company Limite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23.168.85.215 </text:p>
          </table:table-cell>
        </table:table-row>
        <table:table-row table:style-name="ro1">
          <table:table-cell office:value-type="string" calcext:value-type="string">
            <text:p>120.220.220.95:8085 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Shandong Mobile Communication Company Limite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223.96.90.216:8085 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Shandong Mobile Communication Company Limited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124.204.33.162:8000 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hina Unicom Beijing Province Network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58.246.58.150:9002 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hina Unicom Shanghai network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2">
          <table:table-cell office:value-type="string" calcext:value-type="string">
            <text:p>222.65.228.96:8085</text:p>
          </table:table-cell>
          <table:table-cell office:value-type="string" calcext:value-type="string">
            <text:p>96.228.65.222.broad.xw.sh.dynamic.163data.com.cn</text:p>
            <text:p/>
          </table:table-cell>
          <table:table-cell office:value-type="string" calcext:value-type="string">
            <text:p>China</text:p>
          </table:table-cell>
          <table:table-cell office:value-type="string" office:string-value="&#10;China Telecom (Group)" calcext:value-type="string">
            <text:p/>
            <text:p>China Telecom (Group)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2">
          <table:table-cell office:value-type="string" calcext:value-type="string">
            <text:p>221.4.241.198:9091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na Unicom IP network China169 Guangdong provinc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2">
          <table:table-cell office:value-type="string" calcext:value-type="string">
            <text:p>122.9.101.6:8888</text:p>
          </table:table-cell>
          <table:table-cell office:value-type="string" calcext:value-type="string">
            <text:p>ecs-122-9-101-6.compute.hwclouds-dns.com 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NANET Guangdong province network</text:p>
            <text:p/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106.14.255.124:80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Hangzhou Alibaba Advertising Co.,Ltd. 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182.61.201.201:80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Beijing Baidu Netcom Science and Technology Co., Ltd.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112.34.110.138 </text:p>
          </table:table-cell>
        </table:table-row>
        <table:table-row table:style-name="ro1">
          <table:table-cell office:value-type="string" calcext:value-type="string">
            <text:p>58.20.184.187:9091 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47.104.237.35:81 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Hangzhou Alibaba Advertising Co.,Ltd. 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106.14.12.83:22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Hangzhou Alibaba Advertising Co.,Ltd. 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58.20.232.245:9091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58.20.235.180:9091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HINA UNICOM China169 Backbone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GRE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13:53:24.844000000</meta:creation-date>
    <dc:date>2022-05-24T14:25:52.953000000</dc:date>
    <meta:editing-duration>PT20M45S</meta:editing-duration>
    <meta:editing-cycles>4</meta:editing-cycles>
    <meta:generator>LibreOffice/7.3.3.2$Windows_X86_64 LibreOffice_project/d1d0ea68f081ee2800a922cac8f79445e4603348</meta:generator>
    <meta:document-statistic meta:table-count="1" meta:cell-count="136" meta:object-count="0"/>
  </office:meta>
</office:document-meta>
</file>